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3_13-03-25_000.jpg</text:p>
          </table:table-cell>
          <table:table-cell table:style-name="ce11" office:value-type="string">
            <text:p>:m RES 1*3 / free# JVEMV6 68#_102:1 / 68. theoretical-physics(tp) / w=~,topics=~,other=q+:(|a|+|b|=||a|-|b||):N+,s=~,i=~,doc=68#101:2</text:p>
          </table:table-cell>
          <table:table-cell table:style-name="ce11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8" table:formula="of:=IF([.E2]=&quot;&quot;;[.C2];CONCATENATE([.C2];&quot; / &quot;;[.E2]))" office:value-type="string" office:string-value=":m RES 1*3 / free# JVEMV6 68#_102:1 / 68. theoretical-physics(tp) / w=~,topics=~,other=q+:(|a|+|b|=||a|-|b||):N+,s=~,i=~,doc=68#101:2">
            <text:p>:m RES 1*3 / free# JVEMV6 68#_102:1 / 68. theoretical-physics(tp) / w=~,topics=~,other=q+:(|a|+|b|=||a|-|b||):N+,s=~,i=~,doc=68#101: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3_13-03-42_000.jpg</text:p>
          </table:table-cell>
          <table:table-cell table:style-name="ce11" office:value-type="string">
            <text:p>:m RES 2*3 / free# JVEMV6 68#_102:1 / 68. theoretical-physics(tp) / w=~,topics=~,other=q+:(|a|=|b|+|c|);orig+:(|a_1+a_2|&lt;=|a_1|+|a_2|):N+(もう一度、計算しよう；式の性質を調べよう),s=~,i=~,doc=68#101:2;r-7-1~4#2</text:p>
          </table:table-cell>
          <table:table-cell table:style-name="ce11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8" table:formula="of:=IF([.E3]=&quot;&quot;;[.C3];CONCATENATE([.C3];&quot; / &quot;;[.E3]))" office:value-type="string" office:string-value=":m RES 2*3 / free# JVEMV6 68#_102:1 / 68. theoretical-physics(tp) / w=~,topics=~,other=q+:(|a|=|b|+|c|);orig+:(|a_1+a_2|&lt;=|a_1|+|a_2|):N+(もう一度、計算しよう；式の性質を調べよう),s=~,i=~,doc=68#101:2;r-7-1~4#2">
            <text:p>:m RES 2*3 / free# JVEMV6 68#_102:1 / 68. theoretical-physics(tp) / w=~,topics=~,other=q+:(|a|=|b|+|c|);orig+:(|a_1+a_2|&lt;=|a_1|+|a_2|):N+(もう一度、計算しよう；式の性質を調べよう),s=~,i=~,doc=68#101:2;r-7-1~4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3_13-04-02_000.jpg</text:p>
          </table:table-cell>
          <table:table-cell table:style-name="ce4" office:value-type="string">
            <text:p>:m RES 3*3 / free# JVEMV6 68#_102:1 / 68. theoretical-physics(tp) / w=~,topics=平行四辺形：対角線の長さを求める式,other=q+:(⊿ABC=(1/2)a*b*sinα);theorem+:(２本の対角線、それぞれの二乗の和は、平行ではない２辺それぞれの二乗の和の、２倍と、等しい),s=~,i=~,doc=r-7-1~4#3 / N+</text:p>
          </table:table-cell>
          <table:table-cell table:style-name="ce11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4]=&quot;&quot;;[.C4];CONCATENATE([.C4];&quot; / &quot;;[.E4]))" office:value-type="string" office:string-value=":m RES 3*3 / free# JVEMV6 68#_102:1 / 68. theoretical-physics(tp) / w=~,topics=平行四辺形：対角線の長さを求める式,other=q+:(⊿ABC=(1/2)a*b*sinα);theorem+:(２本の対角線、それぞれの二乗の和は、平行ではない２辺それぞれの二乗の和の、２倍と、等しい),s=~,i=~,doc=r-7-1~4#3 / N+">
            <text:p>:m RES 3*3 / free# JVEMV6 68#_102:1 / 68. theoretical-physics(tp) / w=~,topics=平行四辺形：対角線の長さを求める式,other=q+:(⊿ABC=(1/2)a*b*sinα);theorem+:(２本の対角線、それぞれの二乗の和は、平行ではない２辺それぞれの二乗の和の、２倍と、等しい),s=~,i=~,doc=r-7-1~4#3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3_13-29-22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3_15-39-42_000.jpg</text:p>
          </table:table-cell>
          <table:table-cell table:style-name="ce11" office:value-type="string">
            <text:p>:m RES 1*2 / free# JVEMV6 76#_id=VN5S:3 / 76. theoretical-physics(tp) / w=(10^3*r*(Π/4)),topics=液体の中に物体を入れる。加わる圧力,other=,s=~,i=~,doc=~</text:p>
          </table:table-cell>
          <table:table-cell table:style-name="ce11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6]=&quot;&quot;;[.C6];CONCATENATE([.C6];&quot; / &quot;;[.E6]))" office:value-type="string" office:string-value=":m RES 1*2 / free# JVEMV6 76#_id=VN5S:3 / 76. theoretical-physics(tp) / w=(10^3*r*(Π/4)),topics=液体の中に物体を入れる。加わる圧力,other=,s=~,i=~,doc=~">
            <text:p>:m RES 1*2 / free# JVEMV6 76#_id=VN5S:3 / 76. theoretical-physics(tp) / w=(10^3*r*(Π/4)),topics=液体の中に物体を入れる。加わる圧力,other=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3_15-40-04_000.jpg</text:p>
          </table:table-cell>
          <table:table-cell table:style-name="ce11" office:value-type="string">
            <text:p>:m RES 2*2 / free# JVEMV6 76#_id=VN5S:3 / 76. theoretical-physics(tp) / w=~,topics=液体の中に物体を入れる。加わる圧力,other=mem+:知り得た数式は、何を意味しているか,s=~,i=~,doc=~</text:p>
          </table:table-cell>
          <table:table-cell table:style-name="ce11"/>
          <table:table-cell table:style-name="ce4"/>
          <table:table-cell table:style-name="ce4" office:value-type="string">
            <text:p>N-35-35-28.573608 E-139-34-48.885498</text:p>
          </table:table-cell>
          <table:table-cell table:style-name="ce38" table:formula="of:=IF([.E7]=&quot;&quot;;[.C7];CONCATENATE([.C7];&quot; / &quot;;[.E7]))" office:value-type="string" office:string-value=":m RES 2*2 / free# JVEMV6 76#_id=VN5S:3 / 76. theoretical-physics(tp) / w=~,topics=液体の中に物体を入れる。加わる圧力,other=mem+:知り得た数式は、何を意味しているか,s=~,i=~,doc=~">
            <text:p>:m RES 2*2 / free# JVEMV6 76#_id=VN5S:3 / 76. theoretical-physics(tp) / w=~,topics=液体の中に物体を入れる。加わる圧力,other=mem+:知り得た数式は、何を意味しているか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3_21-02-0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3_23-43-26_000.jpg</text:p>
          </table:table-cell>
          <table:table-cell table:style-name="ce11" office:value-type="string">
            <text:p>:PHOTO 記録 / @自室 / subject=石鹸、せっけん：使用 / for=~ / occasion=開始,other=~</text:p>
          </table:table-cell>
          <table:table-cell table:style-name="ce11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8" table:formula="of:=IF([.E9]=&quot;&quot;;[.C9];CONCATENATE([.C9];&quot; / &quot;;[.E9]))" office:value-type="string" office:string-value=":PHOTO 記録 / @自室 / subject=石鹸、せっけん：使用 / for=~ / occasion=開始,other=~">
            <text:p>:PHOTO 記録 / @自室 / subject=石鹸、せっけん：使用 / for=~ / occasion=開始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4_02-36-08_000.jpg</text:p>
          </table:table-cell>
          <table:table-cell table:style-name="ce11" office:value-type="string">
            <text:p>:m :PHOTO 寝た時刻 / 2021 / オナニー、了、2時間ぐらい</text:p>
          </table:table-cell>
          <table:table-cell table:style-name="ce11"/>
          <table:table-cell table:style-name="ce4"/>
          <table:table-cell table:style-name="ce4" office:value-type="string">
            <text:p>N-35-35-28.683471 E-139-34-49.544677</text:p>
          </table:table-cell>
          <table:table-cell table:style-name="ce38" table:formula="of:=IF([.E10]=&quot;&quot;;[.C10];CONCATENATE([.C10];&quot; / &quot;;[.E10]))" office:value-type="string" office:string-value=":m :PHOTO 寝た時刻 / 2021 / オナニー、了、2時間ぐらい">
            <text:p>:m :PHOTO 寝た時刻 / 2021 / オナニー、了、2時間ぐら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24_07-27-06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24_07-59-27_000.jpg</text:p>
          </table:table-cell>
          <table:table-cell table:style-name="ce8" office:value-type="string">
            <text:p>:m :lets / action activity / やること / genre=心理学；精神科学 / content=「刷り込み」について、知見を知ろう；「自己催眠」、やろう || :m :? #*# / topic=物理：高圧線；熱半導体 / content=その近くで生じている電磁波。を、吸収して、熱に変換できないか？；熱半導体：発電：その仕組みは？ / status=~ || :m 記録 / お酒：飲んだ量 || :m :? #*# / topic=物理：浮力：仕事 / content=ボールを水の中に沈める。為した仕事の量は？ / status=~</text:p>
          </table:table-cell>
          <table:table-cell table:style-name="ce19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8" table:formula="of:=IF([.E12]=&quot;&quot;;[.C12];CONCATENATE([.C12];&quot; / &quot;;[.E12]))" office:value-type="string" office:string-value=":m :lets / action activity / やること / genre=心理学；精神科学 / content=「刷り込み」について、知見を知ろう；「自己催眠」、やろう || :m :? #*# / topic=物理：高圧線；熱半導体 / content=その近くで生じている電磁波。を、吸収して、熱に変換できないか？；熱半導体：発電：その仕組みは？ / status=~ || :m 記録 / お酒：飲んだ量 || :m :? #*# / topic=物理：浮力：仕事 / content=ボールを水の中に沈める。為した仕事の量は？ / status=~">
            <text:p>:m :lets / action activity / やること / genre=心理学；精神科学 / content=「刷り込み」について、知見を知ろう；「自己催眠」、やろう || :m :? #*# / topic=物理：高圧線；熱半導体 / content=その近くで生じている電磁波。を、吸収して、熱に変換できないか？；熱半導体：発電：その仕組みは？ / status=~ || :m 記録 / お酒：飲んだ量 || :m :? #*# / topic=物理：浮力：仕事 / content=ボールを水の中に沈める。為した仕事の量は？ / status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 / オナニー、了、2時間ぐらい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4">2021/09/24</text:date>, <text:time>10:40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4T10:40:59.94</dc:date>
    <dc:creator>iwabuchi ken</dc:creator>
    <meta:editing-duration>P37DT10H59M17S</meta:editing-duration>
    <meta:editing-cycles>13387</meta:editing-cycles>
    <meta:document-statistic meta:table-count="1" meta:cell-count="444" meta:object-count="0"/>
  </office:meta>
</office:document-meta>
</file>